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90000007171C746C2.png"/>
  <manifest:file-entry manifest:media-type="image/png" manifest:full-path="Pictures/10000000000000D8000000DA3DB723DF.png"/>
  <manifest:file-entry manifest:media-type="image/png" manifest:full-path="Pictures/1000000000000216000001A6A75E4FC2.png"/>
  <manifest:file-entry manifest:media-type="image/png" manifest:full-path="Pictures/10000000000007800000041A6B0252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25.7cm" svg:height="14.053cm" draw:z-index="0"><draw:image xlink:href="Pictures/10000000000007800000041A6B025244.png" xlink:type="simple" xlink:show="embed" xlink:actuate="onLoad"/></draw:frame></text:p>
      <text:p text:style-name="P2"><draw:frame draw:style-name="fr2" draw:name="graphics2" text:anchor-type="paragraph" svg:x="1.337cm" svg:y="1.097cm" svg:width="5.715cm" svg:height="5.768cm" draw:z-index="1"><draw:image xlink:href="Pictures/10000000000000D8000000DA3DB723DF.png" xlink:type="simple" xlink:show="embed" xlink:actuate="onLoad"/></draw:frame><draw:frame draw:style-name="fr2" draw:name="graphics4" text:anchor-type="paragraph" svg:x="9.285cm" svg:y="2.078cm" svg:width="13.785cm" svg:height="2.99cm" draw:z-index="3"><draw:image xlink:href="Pictures/10000000000002090000007171C746C2.png" xlink:type="simple" xlink:show="embed" xlink:actuate="onLoad"/></draw:frame><draw:frame draw:style-name="fr2" draw:name="graphics3" text:anchor-type="paragraph" svg:x="7.789cm" svg:y="5.794cm" svg:width="14.129cm" svg:height="11.165cm" draw:z-index="2"><draw:image xlink:href="Pictures/1000000000000216000001A6A75E4FC2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7-11T13:40:35.23</meta:creation-date>
    <dc:date>2014-07-11T13:46:46.44</dc:date>
    <meta:editing-duration>PT6M15S</meta:editing-duration>
    <meta:editing-cycles>1</meta:editing-cycles>
    <meta:generator>OpenOffice/4.1.0$Win32 OpenOffice.org_project/410m18$Build-9764</meta:generator>
    <meta:document-statistic meta:table-count="0" meta:image-count="4" meta:object-count="0" meta:page-count="3" meta:paragraph-count="0" meta:word-count="0" meta:character-count="0"/>
  </office:meta>
</office:document-meta>
</file>